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8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8">
          <table:table-cell table:style-name="ce2" office:value-type="string">
            <text:p>1<text:span text:style-name="T1">st</text:span></text:p>
          </table:table-cell>
          <table:table-cell/>
          <table:table-cell table:number-columns-repeated="5"/>
          <table:table-cell table:style-name="ce8" table:formula="of:=SUM([.B17:.F17])" office:value-type="float" office:value="0">
            <text:p>0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7:.F17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table:style-name="ce10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7:.F17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7:.F17])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/>
          <table:table-cell/>
        </table:table-row>
        <table:table-row table:style-name="ro9">
          <table:table-cell table:number-columns-repeated="7"/>
          <table:table-cell table:formula="of:=SUM([.D17:.F17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7:.F17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7];[.D17];[.E17])" office:value-type="float" office:value="0">
            <text:p>0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2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7:.F17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10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7:.F17])" office:value-type="float" office:value="0">
            <text:p>0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7:.G17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9">
          <table:table-cell/>
          <table:table-cell/>
          <table:table-cell/>
          <table:table-cell table:number-columns-repeated="2"/>
          <table:table-cell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formula="of:=[.B1]/16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7/06/2015</text:date>, <text:time>10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6T10:25:20</dc:date>
    <meta:editing-duration>PT12H29M12S</meta:editing-duration>
    <meta:editing-cycles>502</meta:editing-cycles>
    <meta:generator>OpenOffice/4.1.1$Unix OpenOffice.org_project/411m6$Build-9775</meta:generator>
    <dc:creator>employee employee</dc:creator>
    <meta:document-statistic meta:table-count="5" meta:cell-count="1105" meta:object-count="0"/>
  </office:meta>
</office:document-meta>
</file>